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Google Sans" svg:font-family="'Google Sans', arial, sans-serif"/>
    <style:font-face style:name="OpenSymbol" svg:font-family="OpenSymbol"/>
    <style:font-face style:name="Roboto" svg:font-family="Roboto, Arial, sans-serif"/>
    <style:font-face style:name="Tahoma1" svg:font-family="Tahoma"/>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text-align="center" style:justify-single-word="false" fo:orphans="2" fo:widows="2" fo:text-indent="0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35cm solid #000000" style:join-border="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list-style-name="L2">
      <style:paragraph-properties fo:text-align="justify" style:justify-single-word="false" fo:orphans="2" fo:widows="2"/>
      <style:text-properties fo:font-variant="normal" fo:text-transform="none" fo:color="#000000" style:font-name="Times New Roman" fo:font-size="14pt" fo:letter-spacing="normal" fo:font-style="normal" fo:font-weight="normal" style:font-size-asian="14pt" style:font-size-complex="14pt"/>
    </style:style>
    <style:style style:name="P8" style:family="paragraph" style:parent-style-name="Text_20_body">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0"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4pt" style:font-size-asian="14pt" style:font-size-complex="14pt"/>
    </style:style>
    <style:style style:name="P11" style:family="paragraph" style:parent-style-name="Text_20_body">
      <style:paragraph-properties fo:margin-left="0cm" fo:margin-right="0cm" fo:text-align="center" style:justify-single-word="false" fo:orphans="2" fo:widows="2" fo:text-indent="0cm" style:auto-text-indent="false"/>
      <style:text-properties style:font-name="Times New Roman" fo:font-size="14pt" style:font-size-asian="14pt" style:font-size-complex="14pt"/>
    </style:style>
    <style:style style:name="P12" style:family="paragraph" style:parent-style-name="Text_20_body">
      <style:paragraph-properties fo:margin-left="0cm" fo:margin-right="0cm" fo:text-align="start" style:justify-single-word="false" fo:orphans="2" fo:widows="2" fo:text-indent="0cm" style:auto-text-indent="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paragraph-properties fo:margin-left="0cm" fo:margin-right="0cm" fo:text-align="start" style:justify-single-word="false" fo:orphans="2" fo:widows="2" fo:text-indent="0cm" style:auto-text-indent="false"/>
      <style:text-properties style:font-name="Times New Roman" fo:font-size="14pt" fo:font-style="normal" fo:font-weight="bold" style:font-size-asian="14pt" style:font-weight-asian="bold" style:font-size-complex="14pt" style:font-weight-complex="bold"/>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P15" style:family="paragraph" style:parent-style-name="Text_20_body">
      <style:paragraph-properties fo:margin-left="0cm" fo:margin-right="0cm" fo:margin-top="0.397cm" fo:margin-bottom="0cm" fo:line-height="147%" fo:text-align="start" style:justify-single-word="false" fo:orphans="2" fo:widows="2" fo:text-indent="0cm" style:auto-text-indent="false" fo:padding="0cm" fo:border="none"/>
      <style:text-properties fo:font-variant="normal" fo:text-transform="none" fo:color="#212121" style:font-name="Roboto" fo:font-size="12.75pt" fo:letter-spacing="normal" fo:font-style="normal" fo:font-weight="normal"/>
    </style:style>
    <style:style style:name="P16" style:family="paragraph" style:parent-style-name="Text_20_body" style:list-style-name="L6">
      <style:paragraph-properties fo:padding="0.049cm" fo:border="0.002cm solid #d9d9e3"/>
      <style:text-properties fo:font-size="14pt" fo:font-weight="bold" style:font-size-asian="14pt" style:font-weight-asian="bold" style:font-size-complex="14pt" style:font-weight-complex="bold"/>
    </style:style>
    <style:style style:name="P17" style:family="paragraph" style:parent-style-name="Text_20_body" style:list-style-name="L3">
      <style:paragraph-properties fo:margin-top="0cm" fo:margin-bottom="0cm" fo:padding="0.049cm" fo:border="0.002cm solid #d9d9e3"/>
    </style:style>
    <style:style style:name="P18" style:family="paragraph" style:parent-style-name="Text_20_body" style:list-style-name="L3">
      <style:paragraph-properties fo:margin-top="0cm" fo:margin-bottom="0cm" fo:padding="0.049cm" fo:border="0.002cm solid #d9d9e3"/>
      <style:text-properties fo:font-size="14pt" fo:font-weight="bold" style:font-size-asian="14pt" style:font-weight-asian="bold" style:font-size-complex="14pt" style:font-weight-complex="bold"/>
    </style:style>
    <style:style style:name="P19" style:family="paragraph" style:parent-style-name="Text_20_body">
      <style:paragraph-properties fo:margin-top="0cm" fo:margin-bottom="0cm" fo:padding="0cm" fo:border="none"/>
      <style:text-properties fo:font-weight="bold" style:font-weight-asian="bold" style:font-weight-complex="bold"/>
    </style:style>
    <style:style style:name="T1" style:family="text">
      <style:text-properties fo:language="uk" fo:country="UA"/>
    </style:style>
    <style:style style:name="T2" style:family="text">
      <style:text-properties fo:language="uk" fo:country="UA" style:font-style-asian="normal" style:font-weight-asian="normal" style:font-style-complex="normal" style:font-weight-complex="normal"/>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11" style:family="text">
      <style:text-properties fo:font-variant="normal" fo:text-transform="none" fo:color="#000000" fo:letter-spacing="normal" fo:language="uk" fo:country="UA"/>
    </style:style>
    <style:style style:name="T12" style:family="text">
      <style:text-properties fo:font-variant="normal" fo:text-transform="none" fo:color="#000000" fo:letter-spacing="normal" fo:language="uk" fo:country="UA" fo:font-style="italic" style:font-style-asian="italic" style:font-style-complex="italic"/>
    </style:style>
    <style:style style:name="T13" style:family="text">
      <style:text-properties fo:font-variant="normal" fo:text-transform="none" fo:color="#000000" fo:letter-spacing="normal" fo:language="uk" fo:country="UA" style:font-style-asian="normal" style:font-weight-asian="normal" style:font-style-complex="normal" style:font-weight-complex="normal"/>
    </style:style>
    <style:style style:name="T14" style:family="text">
      <style:text-properties fo:font-variant="normal" fo:text-transform="none" fo:color="#000000" fo:letter-spacing="normal" fo:language="uk" fo:country="UA" style:font-style-asian="normal" style:font-style-complex="normal"/>
    </style:style>
    <style:style style:name="T15" style:family="text">
      <style:text-properties fo:font-variant="normal" fo:text-transform="none" fo:color="#212121" fo:letter-spacing="normal"/>
    </style:style>
    <style:style style:name="T16" style:family="text">
      <style:text-properties fo:font-variant="normal" fo:text-transform="none" fo:color="#212121" fo:letter-spacing="normal" fo:font-style="normal"/>
    </style:style>
    <style:style style:name="T17"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font-style="normal" style:font-size-asian="14pt" style:font-style-asian="normal" style:font-size-complex="14pt" style:font-style-complex="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pan text:style-name="T1">семінар 1 питання</text:span></text:p>
      <text:p text:style-name="P2"><text:tab/><text:span text:style-name="T6">Професія педагога, його соціальні функції, професійні й особистісні якості.</text:span></text:p>
      <text:p text:style-name="P2"><text:span text:style-name="T6"><text:tab/></text:span><text:span text:style-name="T9">Професія вчителя є вічною, складною, відповідальною. Вчитель – людина спрямована у майбутнє. Його діяльність орієнтована на формування людини майбутнього. Вчитель управляє найбільш складним процесом – процесом формування особистості. Ця професія одна з найбільш масових і це покладає велику відповідальність за якість роботи вчителя. Вчитель це посередник між суспільством і людиною, що росте. Він передає усе найкраще від попередніх поколінь.</text:span></text:p>
      <text:p text:style-name="P9">Важливу роль у професії вчителя відіграють особистісні <text:span text:style-name="T5">якості педагога</text:span>, його чутливість до іншої людини, гуманність у помислах і діях. Але це не знижує актуальності такої його риси як <text:span text:style-name="T4">вимогливість</text:span>. Більшість видатних педагогів обстоювала єдність вимогливості і поваги, бо саме у вимогливості до людини і полягає повага до неї. Працю справжнього педагога живить <text:span text:style-name="T4">віра у людину</text:span>. Він повинен бути оптимістом, глибоко вірити у сили й можливості дітей. Обов’язковою вимогою в ставленні вчителя до учнів є <text:span text:style-name="T4">справедливість</text:span>. Важливою для вчителя є <text:span text:style-name="T4">позитивна емоційна налаштованістю</text:span>, яка виявляється в умінні залишати за дверима школи неприємні переживання, поганий настрій. У стосунках з учнями завжди потрібне <text:span text:style-name="T4">почуття міри</text:span>, неприпустимість крайнощів, що виходять за межі пристойності й педагогічної доцільності. Відчуття вчителем учня, усвідомлення своєї ролі у педагогічному процесі і мети своїх виховних дій зумовлює <text:span text:style-name="T4">педагогічний такт</text:span>, сутність якого полягає у творчому вмінні обирати в кожному конкретному випадку таку лінію поведінки, такий підхід (за допомогою слова, тону, вчинку, жестів), які оберігають честь і гідність учнівського колективу, кожного учня, не принижуючи і не возвеличуючи його честі і гідності. гідності. Обов’язкова передумова педагогічного такту – знання індивідуальних особливостей психічного стану, настроїв і переживань учнів. Ще однією важливою характеристикою діяльності вчителя є його <text:span text:style-name="T4">мовна культура</text:span>. Мова – найважливіший засіб спілкування вчителя з учнями, головний інструмент педагогічної праці. Вона є засобом безпосереднього впливу на свідомість і поведінку учнів. Учитель – головна фігура педагогічного процесу. Його <text:span text:style-name="T4">особистий приклад </text:span>– могутній фактор виховного впливу. Завдяки спілкуванню з учнями вчитель виховує їх не тільки словом, а й всіма якостями своєї особистості.</text:p>
      <text:p text:style-name="P9">Головне завдання вчителя – навчати і виховувати. У ньому закріплен<text:span text:style-name="T1">і </text:span><text:span text:style-name="T5">функції педагога</text:span>.</text:p>
      <text:p text:style-name="P9"><text:span text:style-name="T5">Навчальна (дидактична) функція</text:span>. Вважалося, що вчитель як носій знань передає їх учням, і чим обізнаніший він сам, тим краще засвоять науку діти. З часом, коли обсяг знань збільшився до неможливості осягнення їх однією людиною, змінилось бачення дидактичної функції вчителя. Головним стало не передавання знань, а формування вмінь здобувати їх самостійно. Цінність учительської праці почали вбачати в його умінні бути організатором процесу засвоєння знань.</text:p>
      <text:p text:style-name="P9"><text:soft-page-break/><text:span text:style-name="T5">Розвиваюча функція. </text:span>Її сутність – у розвитку дитини, створенні сприятливих умов для розвитку її творчого потенціалу.</text:p>
      <text:p text:style-name="P9"><text:span text:style-name="T5">Виховна функція. </text:span><text:span text:style-name="T2">В</text:span>иховна функція полягає в формуванні необхідних особистісних якостей у кожного школяра.</text:p>
      <text:p text:style-name="P9"><text:span text:style-name="T5">Організаційна функція </text:span><text:span text:style-name="T2">п</text:span>ередбачає включення учнів у різноманітні види діяльності, організацію учнівського колективу, співпраця з батьками та колегами.</text:p>
      <text:p text:style-name="P9"><text:span text:style-name="T5">Комунікативна функція </text:span>означає встановлення взаємин вчителя з учнями, колегами, батьками та громадськістю, дотримання культури спілкування з ними.</text:p>
      <text:p text:style-name="P9"><text:span text:style-name="T5">Діагностична функція </text:span>полягає у вмінні застосовувати методи науково-педагогічного дослідження з метою виявлення індивідуальних особливостей учнів чи учнівського колективу.</text:p>
      <text:p text:style-name="P9">Сучасні <text:span text:style-name="T3">вимоги до педагога </text:span>на межі тисячоліть висвітлені в законі "Про загальну середню освіту". справжній педагог повинен працювати на майбутнє, випереджати свій час. Його обов’язок – виховувати гідних людей, здатних примножувати здобутки людської цивілізації. Отже, <text:span text:style-name="T5">основними вимогами</text:span>, які висуває перед вчителем суспільство є:</text:p>
      <text:list xml:id="list1134979158419893163" text:style-name="L2">
        <text:list-item>
          <text:p text:style-name="P7">загально-громадські – оптимізм, бажання працювати, загальнолюдський гуманізм, патріотизм;</text:p>
        </text:list-item>
        <text:list-item>
          <text:p text:style-name="P7">морально-педагогічні – висока ерудиція та культура, високий рівень моральних відносин з людьми, педагогічна само актуалізація;</text:p>
        </text:list-item>
        <text:list-item>
          <text:p text:style-name="P7">індивідуально-психологічні – самостійність, діловитість, цінність характеру, наявність педагогічних здібностей.</text:p>
        </text:list-item>
      </text:list>
      <text:p text:style-name="P10"><text:span text:style-name="T8">Для вчителя особливо важливі професіоналізм, світогляд, моральність учителя, його уміння організувати діяльність дітей, спонукати їх до самовиховання, тобто оволодіння педагогічною майстерністю.</text:span></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5"><text:soft-page-break/><text:span text:style-name="T11">4</text:span><text:span text:style-name="T7"> </text:span><text:span text:style-name="T11">семінар Завдання для самостійної роботи 1</text:span></text:p>
      <text:p text:style-name="P3"><text:span text:style-name="T12"><text:tab/>Проаналізуйте прислів’я: «Яблуко від яблуньки далеко не падає», «Яка гребля, такий млин, який батько, такий син», «Яке коріння, таке й насіння». Наведіть приклади інших прислів’їв аналогічного змісту </text:span></text:p>
      <text:p text:style-name="P4"><text:span text:style-name="T11"/></text:p>
      <text:p text:style-name="P4"><text:span text:style-name="T11"><text:tab/>Прислів'я "Яблуко від яблуньки далеко не падає" є одним з найвідоміших українських народних прислів'їв і має досить широке застосування в різних контекстах. Це прислів'я відображає закономірність взаємозв'язку між батьками та дітьми, а саме - те, що дитина зазвичай наслідує характер, звички і таланти своїх батьків. З іншими словами, дитина часто відтворює ті якості, які вона бачить в своїх батьках і родичах. Прислів'я наголошує на тому, що дитина є продуктом виховання та оточення, в якому вона зростає. Від батьків залежить, які цінності та якості вони передадуть своїм дітям, адже саме вони є найбільшим прикладом для нащадків.Однак, прислів'я не вказує на те, що дитина буде повністю копіювати своїх батьків, вона може розвивати власні інтереси, здібності та характеристики. Проте, виховання та оточення мають величезний вплив на те, як дитина вибирає свій життєвий шлях і які цінності прихильна досягати. Таким чином, прислів'я "Яблуко від яблуньки далеко не падає" важливе для розуміння того, що батьки мають величезну відповідальність за те, які цінності та якості вони передають своїм дітям. </text:span></text:p>
      <text:p text:style-name="P4"><text:span text:style-name="T11"/></text:p>
      <text:p text:style-name="P4"><text:span text:style-name="T11">Прислів'я "Яка гребля, такий млин, який батько, такий син" висловлює ідею, що дитина відтворює характер та стиль поведінки свого батька, або, з іншого боку, що дитина відображає стиль поведінки своїх батьків, з якими вона стикається щодня. Прислів'я наголошує на тому, що син або дочка зазвичай копіюють своїх батьків у багатьох відносинах. Це може охоплювати їх стиль поведінки, спосіб мислення, соціальні уподобання та інші аспекти їхнього життя.</text:span></text:p>
      <text:p text:style-name="P4"><text:span text:style-name="T11">З одного боку, це прислів'я може бути корисним для батьків, які бажають виховати своїх дітей в певний спосіб. Якщо батько хоче, щоб його син став дисциплінованим і відповідальним, то сам батько повинен бути таким же. Якщо батько викладає цінності як чесність, терпимість і повагу до інших, то його дитина також буде вихована з такими цінностями.</text:span></text:p>
      <text:p text:style-name="P4"><text:span text:style-name="T11">З іншого боку, прислів'я може бути шкідливим, якщо в поведінці батьків є недоліки або відхилення, які діти наслідують. Наприклад, якщо батько після роботи нічого не робить по домі, то його дитина може вирости і наслідувати таку ж поведінку.</text:span></text:p>
      <text:p text:style-name="P4"><text:span text:style-name="T11">Отже, прислів'я "Яка гребля, такий млин, який батько, такий син" наголошує на тому, що діти зазвичай копіюють стиль поведінки та характеристики своїх батьків. Воно може бути корисним для батьків, які хочуть виховати своїх дітей у певний спосіб, </text:span>але також це прислів'я може бути шкідливим, якщо діти наслідують негативні аспекти поведінки батьків. Важливо, щоб батьки були свідомі своєї відповідальності і намагалися передавати своїм дітям позитивні якості, цінності та навички. Також важливо, щоб батьки розуміли, що діти можуть мати свої власні інтереси, цінності та бажання, які можуть бути відмінними від їхніх. Для того, щоб прислів'я "Яка гребля, такий млин, який <text:soft-page-break/>батько, такий син" було корисним у вихованні дітей, батьки повинні бути свідомими своїх дій та зусиль, що вони прикладають, і намагатися передавати своїм дітям найкращі риси своєї особистості. Також важливо розвивати в дітей самостійність та здатність до самоаналізу, щоб вони могли зрозуміти, які аспекти поведінки їхніх батьків є корисними, а які слід уникати.</text:p>
      <text:p text:style-name="P4"/>
      <text:p text:style-name="P4">Прислів'я "Яке коріння, таке й насіння" означає, що якість чогось, що росте або створюється, залежить від якості того, з чого воно походить. Це можна віднести до багатьох аспектів життя, включаючи спадковість, оточення, виховання, культуру та багато іншого. З точки зору спадковості, прислів'я може вказувати на те, що характеристики батьків можуть бути передані їхнім нащадкам через гени, наприклад, захворювання, фізичні особливості, розумові здібності та характерні риси особистості. Але, водночас, це може викликати питання про те, наскільки спадковість впливає на формування особистості, оскільки наше оточення та життєвий досвід також грають важливу роль у формуванні нас як особистостей. Також прислів'я можна віднести до виховання та навчання дітей. Якщо батьки вчать дітей позитивним якостям, то ці якості можуть передаватися дітям і в подальшому житті вони будуть користуватися ними. Якщо ж батьки демонструють негативну поведінку, то їхні діти можуть навчитися цій поведінці та передавати її в майбутньому. Таким чином, прислів'я може бути корисним у підтриманні позитивних цінностей та вихованні моральної та етичної поведінки. Загалом, прислів'я "Яке коріння, таке й насіння" вказує на те, що якість та характер того, що росте або створюється, залежить від його походження. Це може мати різні застосування в житті, включаючи спадковість</text:p>
      <text:p text:style-name="P4">Прислів'я "Яке коріння, таке й насіння" означає, що якість чогось, що росте або створюється, залежить від якості того, з чого воно походить. Це можна віднести до багатьох аспектів життя, включаючи спадковість, оточення, виховання, культуру та багато іншого.</text:p>
      <text:p text:style-name="P4">З точки зору спадковості, прислів'я може вказувати на те, що характеристики батьків можуть бути передані їхнім нащадкам через гени, наприклад, захворювання, фізичні особливості, розумові здібності та характерні риси особистості. Але, водночас, це може викликати питання про те, наскільки спадковість впливає на формування особистості, оскільки наше оточення та життєвий досвід також грають важливу роль у формуванні нас як особистостей.</text:p>
      <text:p text:style-name="P4">Також прислів'я можна віднести до виховання та навчання дітей. Якщо батьки вчать дітей позитивним якостям, то ці якості можуть передаватися дітям і в подальшому житті вони будуть користуватися ними. Якщо ж батьки демонструють негативну поведінку, то їхні діти можуть навчитися цій поведінці та передавати її в майбутньому. Таким чином, прислів'я може бути корисним у підтриманні позитивних цінностей та вихованні моральної та етичної поведінки.</text:p>
      <text:p text:style-name="P4">Загалом, прислів'я "Яке коріння, таке й насіння" вказує на те, що якість та характер того, що росте або створюється, залежить від його походження. Це може мати різні застосування в житті, включаючи спадковість</text:p>
      <text:p text:style-name="P6"/>
      <text:p text:style-name="P4"><text:soft-page-break/><text:span text:style-name="T11">«Яблуко від яблуньки далеко не падає»</text:span></text:p>
      <text:p text:style-name="P4"><text:span text:style-name="T11">Це прислів'я підкреслює те, що дитина наділяється багатьма рисами своїх батьків, включаючи як позитивні, так і негативні риси. Батьки є великим впливом на своїх дітей, і їхні звички, стиль життя, переконання і спосіб поведінки можуть бути успадковані дітьми. Прислів'я нагадує про важливість виховання дітей та про те, що батьки повинні бути уважні до своєї поведінки і прикладу, який вони дають своїм дітям.</text:span></text:p>
      <text:p text:style-name="P4"><text:span text:style-name="T11">«Яка гребля, такий млин, який батько, такий син»</text:span></text:p>
      <text:p text:style-name="P4"><text:span text:style-name="T11">Це прислів'я стверджує, що дитина буде подібна до свого батька. Якщо батько має деякі позитивні якості, то його син імовірно також матиме ці якості. Якщо батько має негативні риси, то його син може унаслідувати ці риси. Прислів'я підкреслює важливість прикладу, який батько дає своїм дітям. Воно нагадує батькам про те, що вони повинні бути уважні до своєї поведінки та прикладу, який вони дають своїм дітям.</text:span></text:p>
      <text:p text:style-name="P4"><text:span text:style-name="T11">«Яке коріння, таке й насіння»</text:span></text:p>
      <text:p text:style-name="P4"><text:span text:style-name="T11">Це прислів'я стверджує, що важливість походження і коренів в людському житті неймовірно велика. Людина зазвичай успадковує багато рисів і характеристик від своїх батьків і предків. Прислів'я нагадує про те, що успіх і досягнення людини в житті можуть залежати від її коренів і походження, а також від її спадковості. </text:span></text:p>
      <text:p text:style-name="P4"><text:span text:style-name="T11">Усі ці прислів'я демонструють, що люди зазвичай наслідують своїх батьків у певних аспектах, будь то виховання, моральність, характерні риси чи інші аспекти. Вони також показують, що важливо не тільки викладати правильні цінності дітям, але й самим бути прикладом цих цінностей. Інакше кажучи, якщо ми хочемо виховати моральну, етичну та принципову наступну генерацію, ми повинні починати з самих себе та своїх власних дій.</text:span></text:p>
      <text:p text:style-name="P4"/>
      <text:p text:style-name="P14"><text:span text:style-name="T18">Ось кілька прикладів інших прислів’їв з аналогічним змістом:</text:span></text:p>
      <text:list xml:id="list5016209237675219858" text:style-name="L3">
        <text:list-item>
          <text:p text:style-name="P18">Яким молодець, така й і слава.</text:p>
        </text:list-item>
        <text:list-item>
          <text:p text:style-name="P18">Як пан, так і слуга.</text:p>
        </text:list-item>
        <text:list-item>
          <text:p text:style-name="P18">Що посієш, те й пожнеш.</text:p>
        </text:list-item>
        <text:list-item>
          <text:p text:style-name="P18">Якість зерна визначається якістю ґрунту.</text:p>
        </text:list-item>
        <text:list-item>
          <text:p text:style-name="P18">Ім'я батька, як зерно, а ім'я сина, як дух вітру.</text:p>
        </text:list-item>
        <text:list-item>
          <text:p text:style-name="P18">Не вчи лише дитину, а й батька її.</text:p>
        </text:list-item>
        <text:list-item>
          <text:p text:style-name="P18">Яке дерево — така й сливка, яка мати — така й дівка.</text:p>
        </text:list-item>
        <text:list-item>
          <text:p text:style-name="P18">Яке волокно, таке й полотно.</text:p>
        </text:list-item>
        <text:list-item>
          <text:p text:style-name="P18">Батько - перший учитель для сина, мати - перша учителька для дочки.</text:p>
        </text:list-item>
      </text:list>
      <text:list xml:id="list8896816485469854632" text:style-name="L6">
        <text:list-item>
          <text:p text:style-name="P16">Кров не вода </text:p>
        </text:list-item>
      </text:list>
      <text:p text:style-name="P19"/>
      <text:p text:style-name="P8"><text:span text:style-name="T11"/></text:p>
      <text:p text:style-name="P8"><text:span text:style-name="T11"/></text:p>
      <text:p text:style-name="P13"><text:soft-page-break/><text:span text:style-name="T14">Ці прислів'я спростовують французькі вчені. </text:span><text:span text:style-name="T15">В результаті дослідження вони встановили, що розумовий розвиток дітей не залежить безпосередньо від спадкової схильності. Виявляється, коефіцієнт інтелектуальних здібностей («ай-кью») може підвищуватися у разі, якщо діти «попадають у добрі руки». Вчені давно вже припускали, що це можливо, але французьким фахівцям вперше вдалося це встановити науковими методами. Вони досліджували 65 дітей віком від 4 до 6 років. Усі вони провели раннє дитинство у неблагополучних сім'ях, та його індивідуальний розумовий коефіцієнт у результаті проведених тестів вбирається у 85 %, де середній рівень – близько 100 %.</text:span></text:p>
      <text:p text:style-name="P12"><text:span text:style-name="T16">Ці ж діти були заново обстежені психологами та генетиками через 5–10 років. Вони знову пройшли тестування і виявилося, що у значної більшості дітей IQ помітно підвищився. Причому вдалося виявити чітку залежність: що краще соціально-економічні умови сім'ї, то більше прогресував коефіцієнт інтелекту дітей. Вчені відзначили, що у дітей, чиї прийомні сім'ї були більш забезпеченими, IQ досяг практично нормального рівня. В інших він теж піднявся, але не настільки значно. Головний висновок досліджень французьких вчених полягає в наступному: у 4-6 років розумові показники ще не сформувалися та можуть еволюціонувати. Мішель Дюйм із паризького центру сімейної терапії заявив: </text:span>«Ми довели, що зміни зовнішніх умов можуть сприяти підвищенню інтелекту дітей. Отже, перед педагогом стоїть завдання знайти засіб для реалізації цієї ідеї». <text:span text:style-name="T16">В даний час французькі дослідники мають намір вивчити вплив нової обстановки на інтелект у випадку, коли дітей усиновлюють у 6-10 років, щоб зрозуміти, чи можлива еволюція IQ у пізнішому віці.</text:span></text:p>
      <text:p text:style-name="P15"/>
      <text:p text:style-name="P4"><text:span text:style-name="T11"/></text:p>
      <text:p text:style-name="P4"><text:span text:style-name="T11"/></text:p>
      <text:p text:style-name="P4"><text:span text:style-name="T1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Google Sans" svg:font-family="'Google Sans', arial, sans-serif"/>
    <style:font-face style:name="OpenSymbol" svg:font-family="OpenSymbol"/>
    <style:font-face style:name="Roboto" svg:font-family="Roboto, Arial, sans-serif"/>
    <style:font-face style:name="Tahoma1" svg:font-family="Tahoma"/>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8M9S</meta:editing-duration>
    <meta:editing-cycles>14</meta:editing-cycles>
    <meta:generator>OpenOffice/4.1.13$Win32 OpenOffice.org_project/4113m1$Build-9810</meta:generator>
    <dc:date>2023-03-12T14:14:29.82</dc:date>
    <dc:creator>Olia Kravets</dc:creator>
    <meta:document-statistic meta:table-count="0" meta:image-count="0" meta:object-count="0" meta:page-count="6" meta:paragraph-count="49" meta:word-count="2040" meta:character-count="14291"/>
    <meta:user-defined meta:name="Info 1"/>
    <meta:user-defined meta:name="Info 2"/>
    <meta:user-defined meta:name="Info 3"/>
    <meta:user-defined meta:name="Info 4"/>
  </office:meta>
</office:document-meta>
</file>